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36.5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67.15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118.35pt"/>
    </style:style>
    <style:style style:name="co19" style:family="table-column">
      <style:table-column-properties fo:break-before="auto" style:column-width="105.19pt"/>
    </style:style>
    <style:style style:name="co20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23">
      <style:text-properties fo:font-weight="bold" style:font-weight-asian="bold" style:font-weight-complex="bold"/>
    </style:style>
    <style:style style:name="ce5" style:family="table-cell" style:parent-style-name="Default" style:data-style-name="N123"/>
    <style:style style:name="ce6" style:family="table-cell" style:parent-style-name="Default" style:data-style-name="N3"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 style:data-style-name="N124">
      <style:text-properties fo:font-weight="bold" style:font-weight-asian="bold" style:font-weight-complex="bold"/>
    </style:style>
    <style:style style:name="ce9" style:family="table-cell" style:parent-style-name="Default" style:data-style-name="N124"/>
  </office:automatic-styles>
  <office:body>
    <office:spreadsheet>
      <table:calculation-settings table:automatic-find-labels="false"/>
      <table:table table:name="Te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atchment</text:p>
          </table:table-cell>
          <table:table-cell table:style-name="ce1" office:value-type="string" calcext:value-type="string">
            <text:p>Queue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ptile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Time (Minutes)</text:p>
          </table:table-cell>
          <table:table-cell table:style-name="ce1" office:value-type="string" calcext:value-type="string">
            <text:p>Max Memory (MB)</text:p>
          </table:table-cell>
          <table:table-cell table:style-name="ce1" office:value-type="string" calcext:value-type="string">
            <text:p>Max Memory (GB)</text:p>
          </table:table-cell>
          <table:table-cell table:style-name="ce1" office:value-type="string" calcext:value-type="string">
            <text:p>Average Memory (MB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14-UpperColorado</text:p>
          </table:table-cell>
          <table:table-cell office:value-type="string" calcext:value-type="string">
            <text:p>regular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F2]/60" office:value-type="float" office:value="0.75" calcext:value-type="float">
            <text:p>0.75</text:p>
          </table:table-cell>
          <table:table-cell/>
          <table:table-cell table:formula="of:=[.H2]*0.001" office:value-type="float" office:value="0" calcext:value-type="float">
            <text:p>0</text:p>
          </table:table-cell>
          <table:table-cell/>
          <table:table-cell office:value-type="string" calcext:value-type="string">
            <text:p>Success</text:p>
          </table:table-cell>
        </table:table-row>
        <table:table-row table:style-name="ro1">
          <table:table-cell/>
          <table:table-cell office:value-type="string" calcext:value-type="string">
            <text:p>14-UpperColorado</text:p>
          </table:table-cell>
          <table:table-cell office:value-type="string" calcext:value-type="string">
            <text:p>regula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F3]/60" office:value-type="float" office:value="0.5" calcext:value-type="float">
            <text:p>0.5</text:p>
          </table:table-cell>
          <table:table-cell/>
          <table:table-cell table:formula="of:=[.H3]*0.001" office:value-type="float" office:value="0" calcext:value-type="float">
            <text:p>0</text:p>
          </table:table-cell>
          <table:table-cell/>
          <table:table-cell office:value-type="string" calcext:value-type="string">
            <text:p>Success</text:p>
          </table:table-cell>
        </table:table-row>
        <table:table-row table:style-name="ro1">
          <table:table-cell/>
          <table:table-cell office:value-type="string" calcext:value-type="string">
            <text:p>14-UpperColorado</text:p>
          </table:table-cell>
          <table:table-cell office:value-type="string" calcext:value-type="string">
            <text:p>regular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H4]*0.001" office:value-type="float" office:value="0" calcext:value-type="float">
            <text:p>0</text:p>
          </table:table-cell>
          <table:table-cell/>
          <table:table-cell office:value-type="string" calcext:value-type="string">
            <text:p>Unexpected failur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09-SourisRedRainy</text:p>
          </table:table-cell>
          <table:table-cell office:value-type="string" calcext:value-type="string">
            <text:p>regula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332" calcext:value-type="float">
            <text:p>1332</text:p>
          </table:table-cell>
          <table:table-cell table:formula="of:=[.F5]/60" office:value-type="float" office:value="22.2" calcext:value-type="float">
            <text:p>22.2</text:p>
          </table:table-cell>
          <table:table-cell office:value-type="float" office:value="24146" calcext:value-type="float">
            <text:p>24146</text:p>
          </table:table-cell>
          <table:table-cell table:formula="of:=[.H5]*0.001" office:value-type="float" office:value="24.146" calcext:value-type="float">
            <text:p>24.146</text:p>
          </table:table-cell>
          <table:table-cell office:value-type="float" office:value="12406" calcext:value-type="float">
            <text:p>12406</text:p>
          </table:table-cell>
          <table:table-cell office:value-type="string" calcext:value-type="string">
            <text:p>Success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string" calcext:value-type="string">
            <text:p>09-SourisRedRainy</text:p>
          </table:table-cell>
          <table:table-cell office:value-type="string" calcext:value-type="string">
            <text:p>regular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920" calcext:value-type="float">
            <text:p>3920</text:p>
          </table:table-cell>
          <table:table-cell table:formula="of:=[.F6]/60" office:value-type="float" office:value="65.3333333333333" calcext:value-type="float">
            <text:p>65.3333333333</text:p>
          </table:table-cell>
          <table:table-cell office:value-type="float" office:value="1367661" calcext:value-type="float">
            <text:p>1367661</text:p>
          </table:table-cell>
          <table:table-cell table:formula="of:=[.H6]*0.001" office:value-type="float" office:value="1367.661" calcext:value-type="float">
            <text:p>1367.661</text:p>
          </table:table-cell>
          <table:table-cell office:value-type="float" office:value="543964.44" calcext:value-type="float">
            <text:p>543964.44</text:p>
          </table:table-cell>
          <table:table-cell office:value-type="string" calcext:value-type="string">
            <text:p>ERROR: 0031-250  task 209: Interrupt</text:p>
            <text:p>Terminated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14-UpperColorado</text:p>
          </table:table-cell>
          <table:table-cell office:value-type="string" calcext:value-type="string">
            <text:p>small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F7]/60" office:value-type="float" office:value="0.65" calcext:value-type="float">
            <text:p>0.65</text:p>
          </table:table-cell>
          <table:table-cell office:value-type="float" office:value="116498" calcext:value-type="float">
            <text:p>116498</text:p>
          </table:table-cell>
          <table:table-cell table:formula="of:=[.H7]*0.001" office:value-type="float" office:value="116.498" calcext:value-type="float">
            <text:p>116.498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Success</text:p>
          </table:table-cell>
        </table:table-row>
      </table:table>
      <table:table table:name="Metrics" table:style-name="ta1">
        <table:table-column table:style-name="co4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2" table:default-cell-style-name="ce5"/>
        <table:table-column table:style-name="co7" table:default-cell-style-name="ce5"/>
        <table:table-column table:style-name="co16" table:default-cell-style-name="ce7"/>
        <table:table-column table:style-name="co17" table:default-cell-style-name="ce9"/>
        <table:table-column table:style-name="co18" table:default-cell-style-name="ce9"/>
        <table:table-column table:style-name="co16" table:number-columns-repeated="2" table:default-cell-style-name="ce9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Job ID</text:p>
          </table:table-cell>
          <table:table-cell table:style-name="ce2" office:value-type="string" calcext:value-type="string">
            <text:p>Run Version</text:p>
          </table:table-cell>
          <table:table-cell table:style-name="ce1" office:value-type="string" calcext:value-type="string">
            <text:p>Catchme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Queue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ptile</text:p>
          </table:table-cell>
          <table:table-cell table:style-name="ce1" office:value-type="string" calcext:value-type="string">
            <text:p>Succeeded?</text:p>
          </table:table-cell>
          <table:table-cell table:style-name="ce1" office:value-type="string" calcext:value-type="string">
            <text:p>Time (Seconds)</text:p>
          </table:table-cell>
          <table:table-cell table:style-name="ce4" office:value-type="string" calcext:value-type="string">
            <text:p>Max Memory (MB)</text:p>
          </table:table-cell>
          <table:table-cell table:style-name="ce4" office:value-type="string" calcext:value-type="string">
            <text:p>Average Memory (MB)</text:p>
          </table:table-cell>
          <table:table-cell table:style-name="ce6" office:value-type="string" calcext:value-type="string">
            <text:p>CPU Time (Seconds)</text:p>
          </table:table-cell>
          <table:table-cell table:style-name="ce8" office:value-type="string" calcext:value-type="string">
            <text:p>Time (Minutes)</text:p>
          </table:table-cell>
          <table:table-cell table:style-name="ce8" office:value-type="string" calcext:value-type="string">
            <text:p>Memory per Core (MB)</text:p>
          </table:table-cell>
          <table:table-cell table:style-name="ce8" office:value-type="string" calcext:value-type="string">
            <text:p>Excess Time (Seconds)</text:p>
          </table:table-cell>
          <table:table-cell table:style-name="ce8" office:value-type="string" calcext:value-type="string">
            <text:p>Improvement Factor</text:p>
          </table:table-cell>
          <table:table-cell table:style-name="ce1" office:value-type="string" calcext:value-type="string">
            <text:p>Geyser Balance Start</text:p>
          </table:table-cell>
          <table:table-cell table:style-name="ce1" office:value-type="string" calcext:value-type="string">
            <text:p>Geyser Balance End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442340" calcext:value-type="float">
            <text:p>442340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UpperColora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gmem</text:p>
          </table:table-cell>
          <table:table-cell office:value-type="string" calcext:value-type="string">
            <text:p>Run-vpu.bsu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float" office:value="136" calcext:value-type="float">
            <text:p>136</text:p>
          </table:table-cell>
          <table:table-cell office:value-type="float" office:value="28299" calcext:value-type="float">
            <text:p>28,299 </text:p>
          </table:table-cell>
          <table:table-cell office:value-type="float" office:value="6574" calcext:value-type="float">
            <text:p>6,574 </text:p>
          </table:table-cell>
          <table:table-cell office:value-type="float" office:value="3528" calcext:value-type="float">
            <text:p>3,528</text:p>
          </table:table-cell>
          <table:table-cell table:formula="of:=[.J2]/60" office:value-type="float" office:value="2.26666666666667" calcext:value-type="float">
            <text:p>2.3</text:p>
          </table:table-cell>
          <table:table-cell table:formula="of:=[.K2]/[.G2]" office:value-type="float" office:value="707.475" calcext:value-type="float">
            <text:p>707.5</text:p>
          </table:table-cell>
          <table:table-cell table:formula="of:=[.J2]-([.M2]/[.G2])" office:value-type="float" office:value="47.8" calcext:value-type="float">
            <text:p>47.8</text:p>
          </table:table-cell>
          <table:table-cell table:formula="of:=103/[.J2]" office:value-type="float" office:value="0.757352941176471" calcext:value-type="float">
            <text:p>0.8</text:p>
          </table:table-cell>
          <table:table-cell table:number-columns-repeated="2" office:value-type="float" office:value="4219" calcext:value-type="float">
            <text:p>4219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66379" calcext:value-type="float">
            <text:p>466379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UpperColora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gmem</text:p>
          </table:table-cell>
          <table:table-cell office:value-type="string" calcext:value-type="string">
            <text:p>Run-vpu.bsu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float" office:value="103" calcext:value-type="float">
            <text:p>103</text:p>
          </table:table-cell>
          <table:table-cell office:value-type="float" office:value="28344" calcext:value-type="float">
            <text:p>28,344 </text:p>
          </table:table-cell>
          <table:table-cell office:value-type="float" office:value="12565" calcext:value-type="float">
            <text:p>12,565 </text:p>
          </table:table-cell>
          <table:table-cell office:value-type="float" office:value="3590" calcext:value-type="float">
            <text:p>3,590</text:p>
          </table:table-cell>
          <table:table-cell table:formula="of:=[.J3]/60" office:value-type="float" office:value="1.71666666666667" calcext:value-type="float">
            <text:p>1.7</text:p>
          </table:table-cell>
          <table:table-cell table:formula="of:=[.K3]/[.G3]" office:value-type="float" office:value="708.6" calcext:value-type="float">
            <text:p>708.6</text:p>
          </table:table-cell>
          <table:table-cell table:formula="of:=[.J3]-([.M3]/[.G3])" office:value-type="float" office:value="13.25" calcext:value-type="float">
            <text:p>13.3</text:p>
          </table:table-cell>
          <table:table-cell table:formula="of:=103/[.J3]" office:value-type="float" office:value="1" calcext:value-type="float">
            <text:p>1.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job_memusage</text:p>
          </table:table-cell>
        </table:table-row>
        <table:table-row table:style-name="ro1">
          <table:table-cell office:value-type="float" office:value="457293" calcext:value-type="float">
            <text:p>457293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UpperColora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gmem</text:p>
          </table:table-cell>
          <table:table-cell office:value-type="string" calcext:value-type="string">
            <text:p>Run-vpu.bsub</text:p>
          </table:table-cell>
          <table:table-cell table:formula="of:=[.G2]+40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float" office:value="115" calcext:value-type="float">
            <text:p>115</text:p>
          </table:table-cell>
          <table:table-cell office:value-type="float" office:value="36304" calcext:value-type="float">
            <text:p>36,304 </text:p>
          </table:table-cell>
          <table:table-cell office:value-type="float" office:value="2568" calcext:value-type="float">
            <text:p>2,568 </text:p>
          </table:table-cell>
          <table:table-cell office:value-type="float" office:value="4793" calcext:value-type="float">
            <text:p>4,793</text:p>
          </table:table-cell>
          <table:table-cell table:formula="of:=[.J4]/60" office:value-type="float" office:value="1.91666666666667" calcext:value-type="float">
            <text:p>1.9</text:p>
          </table:table-cell>
          <table:table-cell table:formula="of:=[.K4]/[.G4]" office:value-type="float" office:value="453.8" calcext:value-type="float">
            <text:p>453.8</text:p>
          </table:table-cell>
          <table:table-cell table:formula="of:=[.J4]-([.M4]/[.G4])" office:value-type="float" office:value="55.0875" calcext:value-type="float">
            <text:p>55.1</text:p>
          </table:table-cell>
          <table:table-cell table:formula="of:=103/[.J4]" office:value-type="float" office:value="0.895652173913044" calcext:value-type="float">
            <text:p>0.9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57294" calcext:value-type="float">
            <text:p>457294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UpperColora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gmem</text:p>
          </table:table-cell>
          <table:table-cell office:value-type="string" calcext:value-type="string">
            <text:p>Run-vpu.bsub</text:p>
          </table:table-cell>
          <table:table-cell table:formula="of:=[.G4]+40"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float" office:value="105" calcext:value-type="float">
            <text:p>105</text:p>
          </table:table-cell>
          <table:table-cell office:value-type="float" office:value="54342" calcext:value-type="float">
            <text:p>54,342 </text:p>
          </table:table-cell>
          <table:table-cell office:value-type="float" office:value="3399" calcext:value-type="float">
            <text:p>3,399 </text:p>
          </table:table-cell>
          <table:table-cell office:value-type="float" office:value="6245" calcext:value-type="float">
            <text:p>6,245</text:p>
          </table:table-cell>
          <table:table-cell table:formula="of:=[.J5]/60" office:value-type="float" office:value="1.75" calcext:value-type="float">
            <text:p>1.8</text:p>
          </table:table-cell>
          <table:table-cell table:formula="of:=[.K5]/[.G5]" office:value-type="float" office:value="452.85" calcext:value-type="float">
            <text:p>452.9</text:p>
          </table:table-cell>
          <table:table-cell table:formula="of:=[.J5]-([.M5]/[.G5])" office:value-type="float" office:value="52.9583333333333" calcext:value-type="float">
            <text:p>53.0</text:p>
          </table:table-cell>
          <table:table-cell table:formula="of:=103/[.J5]" office:value-type="float" office:value="0.980952380952381" calcext:value-type="float">
            <text:p>1.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66380" calcext:value-type="float">
            <text:p>466380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UpperColora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gmem</text:p>
          </table:table-cell>
          <table:table-cell office:value-type="string" calcext:value-type="string">
            <text:p>Run-vpu.bsub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float" office:value="109" calcext:value-type="float">
            <text:p>109</text:p>
          </table:table-cell>
          <table:table-cell office:value-type="float" office:value="54374" calcext:value-type="float">
            <text:p>54,374 </text:p>
          </table:table-cell>
          <table:table-cell office:value-type="float" office:value="1746" calcext:value-type="float">
            <text:p>1,746 </text:p>
          </table:table-cell>
          <table:table-cell office:value-type="float" office:value="6142" calcext:value-type="float">
            <text:p>6,142</text:p>
          </table:table-cell>
          <table:table-cell table:formula="of:=[.J6]/60" office:value-type="float" office:value="1.81666666666667" calcext:value-type="float">
            <text:p>1.8</text:p>
          </table:table-cell>
          <table:table-cell table:formula="of:=[.K6]/[.G6]" office:value-type="float" office:value="453.116666666667" calcext:value-type="float">
            <text:p>453.1</text:p>
          </table:table-cell>
          <table:table-cell table:formula="of:=[.J6]-([.M6]/[.G6])" office:value-type="float" office:value="57.8166666666667" calcext:value-type="float">
            <text:p>57.8</text:p>
          </table:table-cell>
          <table:table-cell table:formula="of:=103/[.J6]" office:value-type="float" office:value="0.944954128440367" calcext:value-type="float">
            <text:p>0.9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job_memusage</text:p>
          </table:table-cell>
        </table:table-row>
        <table:table-row table:style-name="ro1">
          <table:table-cell office:value-type="float" office:value="457295" calcext:value-type="float">
            <text:p>457295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UpperColora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gmem</text:p>
          </table:table-cell>
          <table:table-cell office:value-type="string" calcext:value-type="string">
            <text:p>Run-vpu.bsub</text:p>
          </table:table-cell>
          <table:table-cell table:formula="of:=[.G5]+40"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float" office:value="103" calcext:value-type="float">
            <text:p>103</text:p>
          </table:table-cell>
          <table:table-cell office:value-type="float" office:value="72508" calcext:value-type="float">
            <text:p>72,508 </text:p>
          </table:table-cell>
          <table:table-cell office:value-type="float" office:value="2071.8" calcext:value-type="float">
            <text:p>2,072 </text:p>
          </table:table-cell>
          <table:table-cell office:value-type="float" office:value="7348" calcext:value-type="float">
            <text:p>7,348</text:p>
          </table:table-cell>
          <table:table-cell table:formula="of:=[.J7]/60" office:value-type="float" office:value="1.71666666666667" calcext:value-type="float">
            <text:p>1.7</text:p>
          </table:table-cell>
          <table:table-cell table:formula="of:=[.K7]/[.G7]" office:value-type="float" office:value="453.175" calcext:value-type="float">
            <text:p>453.2</text:p>
          </table:table-cell>
          <table:table-cell table:formula="of:=[.J7]-([.M7]/[.G7])" office:value-type="float" office:value="57.075" calcext:value-type="float">
            <text:p>57.1</text:p>
          </table:table-cell>
          <table:table-cell table:formula="of:=103/[.J7]" office:value-type="float" office:value="1" calcext:value-type="float">
            <text:p>1.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63575" calcext:value-type="float">
            <text:p>463575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SourisRedRain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gmem</text:p>
          </table:table-cell>
          <table:table-cell office:value-type="string" calcext:value-type="string">
            <text:p>Run-vpu.bsu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float" office:value="1847" calcext:value-type="float">
            <text:p>1847</text:p>
          </table:table-cell>
          <table:table-cell office:value-type="float" office:value="12277" calcext:value-type="float">
            <text:p>12,277 </text:p>
          </table:table-cell>
          <table:table-cell office:value-type="float" office:value="7343" calcext:value-type="float">
            <text:p>7,343 </text:p>
          </table:table-cell>
          <table:table-cell office:value-type="float" office:value="71831" calcext:value-type="float">
            <text:p>71,831</text:p>
          </table:table-cell>
          <table:table-cell table:formula="of:=[.J8]/60" office:value-type="float" office:value="30.7833333333333" calcext:value-type="float">
            <text:p>30.8</text:p>
          </table:table-cell>
          <table:table-cell table:formula="of:=[.K8]/[.G8]" office:value-type="float" office:value="306.925" calcext:value-type="float">
            <text:p>306.9</text:p>
          </table:table-cell>
          <table:table-cell table:formula="of:=[.J8]-([.M8]/[.G8])" office:value-type="float" office:value="51.2249999999999" calcext:value-type="float">
            <text:p>51.2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63576" calcext:value-type="float">
            <text:p>463576</text:p>
          </table:table-cell>
          <table:table-cell office:value-type="string" calcext:value-type="string">
            <text:p>2.5.0</text:p>
          </table:table-cell>
          <table:table-cell office:value-type="string" calcext:value-type="string">
            <text:p>SourisRedRain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gmem</text:p>
          </table:table-cell>
          <table:table-cell office:value-type="string" calcext:value-type="string">
            <text:p>Run-vpu.bsub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960" calcext:value-type="float">
            <text:p>960</text:p>
          </table:table-cell>
          <table:table-cell office:value-type="float" office:value="16114" calcext:value-type="float">
            <text:p>16,114 </text:p>
          </table:table-cell>
          <table:table-cell office:value-type="float" office:value="9368" calcext:value-type="float">
            <text:p>9,368 </text:p>
          </table:table-cell>
          <table:table-cell office:value-type="float" office:value="72718" calcext:value-type="float">
            <text:p>72,718</text:p>
          </table:table-cell>
          <table:table-cell table:formula="of:=[.J9]/60" office:value-type="float" office:value="16" calcext:value-type="float">
            <text:p>16.0</text:p>
          </table:table-cell>
          <table:table-cell table:formula="of:=[.K9]/[.G9]" office:value-type="float" office:value="201.425" calcext:value-type="float">
            <text:p>201.4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66507" calcext:value-type="float">
            <text:p>466507</text:p>
          </table:table-cell>
          <table:table-cell office:value-type="string" calcext:value-type="string">
            <text:p>2.5.1</text:p>
          </table:table-cell>
          <table:table-cell office:value-type="string" calcext:value-type="string">
            <text:p>SourisRedRain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gmem</text:p>
          </table:table-cell>
          <table:table-cell office:value-type="string" calcext:value-type="string">
            <text:p>Run-vpu.bsub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958" calcext:value-type="float">
            <text:p>958</text:p>
          </table:table-cell>
          <table:table-cell office:value-type="float" office:value="16138" calcext:value-type="float">
            <text:p>16,138 </text:p>
          </table:table-cell>
          <table:table-cell office:value-type="float" office:value="9308" calcext:value-type="float">
            <text:p>9,308 </text:p>
          </table:table-cell>
          <table:table-cell/>
          <table:table-cell table:formula="of:=[.J10]/60" office:value-type="float" office:value="15.9666666666667" calcext:value-type="float">
            <text:p>16.0</text:p>
          </table:table-cell>
          <table:table-cell table:formula="of:=[.K10]/[.G10]" office:value-type="float" office:value="201.725" calcext:value-type="float">
            <text:p>201.7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office:value-type="string" calcext:value-type="string">
            <text:p>job_memusage</text:p>
          </table:table-cell>
        </table:table-row>
        <table:table-row table:style-name="ro1">
          <table:table-cell office:value-type="float" office:value="466801" calcext:value-type="float">
            <text:p>466801</text:p>
          </table:table-cell>
          <table:table-cell office:value-type="string" calcext:value-type="string">
            <text:p>2.5.2</text:p>
          </table:table-cell>
          <table:table-cell office:value-type="string" calcext:value-type="string">
            <text:p>SourisRedRain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Run-vpu.bsub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911" calcext:value-type="float">
            <text:p>911</text:p>
          </table:table-cell>
          <table:table-cell office:value-type="float" office:value="16295" calcext:value-type="float">
            <text:p>16,295 </text:p>
          </table:table-cell>
          <table:table-cell office:value-type="float" office:value="9643" calcext:value-type="float">
            <text:p>9,643 </text:p>
          </table:table-cell>
          <table:table-cell office:value-type="float" office:value="72182" calcext:value-type="float">
            <text:p>72,182</text:p>
          </table:table-cell>
          <table:table-cell table:formula="of:=[.J11]/60" office:value-type="float" office:value="15.1833333333333" calcext:value-type="float">
            <text:p>15.2</text:p>
          </table:table-cell>
          <table:table-cell table:formula="of:=[.K11]/[.G11]" office:value-type="float" office:value="203.6875" calcext:value-type="float">
            <text:p>203.7</text:p>
          </table:table-cell>
          <table:table-cell table:formula="of:=[.J11]-([.M11]/[.G11])" office:value-type="float" office:value="8.72500000000002" calcext:value-type="float">
            <text:p>8.7</text:p>
          </table:table-cell>
          <table:table-cell table:number-columns-repeated="5"/>
        </table:table-row>
        <table:table-row table:style-name="ro1">
          <table:table-cell office:value-type="float" office:value="463577" calcext:value-type="float">
            <text:p>463577</text:p>
          </table:table-cell>
          <table:table-cell office:value-type="string" calcext:value-type="string">
            <text:p>2.6.0</text:p>
          </table:table-cell>
          <table:table-cell office:value-type="string" calcext:value-type="string">
            <text:p>SourisRedRain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gmem</text:p>
          </table:table-cell>
          <table:table-cell office:value-type="string" calcext:value-type="string">
            <text:p>Run-vpu.bsub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960" calcext:value-type="float">
            <text:p>960</text:p>
          </table:table-cell>
          <table:table-cell office:value-type="float" office:value="24075" calcext:value-type="float">
            <text:p>24,075 </text:p>
          </table:table-cell>
          <table:table-cell office:value-type="float" office:value="12026" calcext:value-type="float">
            <text:p>12,026 </text:p>
          </table:table-cell>
          <table:table-cell office:value-type="float" office:value="108969" calcext:value-type="float">
            <text:p>108,969</text:p>
          </table:table-cell>
          <table:table-cell table:formula="of:=[.J12]/60" office:value-type="float" office:value="16" calcext:value-type="float">
            <text:p>16.0</text:p>
          </table:table-cell>
          <table:table-cell table:formula="of:=[.K12]/[.G12]" office:value-type="float" office:value="200.625" calcext:value-type="float">
            <text:p>200.6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591834" calcext:value-type="float">
            <text:p>591834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Run-vpu-texas.bsub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648" calcext:value-type="float">
            <text:p>648</text:p>
          </table:table-cell>
          <table:table-cell office:value-type="float" office:value="31501" calcext:value-type="float">
            <text:p>31,501 </text:p>
          </table:table-cell>
          <table:table-cell office:value-type="float" office:value="20296" calcext:value-type="float">
            <text:p>20,296 </text:p>
          </table:table-cell>
          <table:table-cell office:value-type="float" office:value="40930" calcext:value-type="float">
            <text:p>40,930</text:p>
          </table:table-cell>
          <table:table-cell table:formula="of:=[.J13]/60" office:value-type="float" office:value="10.8" calcext:value-type="float">
            <text:p>10.8</text:p>
          </table:table-cell>
          <table:table-cell table:formula="of:=[.K13]/[.G13]" office:value-type="float" office:value="492.203125" calcext:value-type="float">
            <text:p>492.2</text:p>
          </table:table-cell>
          <table:table-cell table:formula="of:=[.J13]-([.M13]/[.G13])" office:value-type="float" office:value="8.4687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float" office:value="592298" calcext:value-type="float">
            <text:p>592298</text:p>
          </table:table-cell>
          <table:table-cell office:value-type="string" calcext:value-type="string">
            <text:p>2.9.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Run-vpu-texas.bsub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462" calcext:value-type="float">
            <text:p>462</text:p>
          </table:table-cell>
          <table:table-cell office:value-type="float" office:value="62558" calcext:value-type="float">
            <text:p>62,558 </text:p>
          </table:table-cell>
          <table:table-cell office:value-type="float" office:value="28679" calcext:value-type="float">
            <text:p>28,679 </text:p>
          </table:table-cell>
          <table:table-cell office:value-type="float" office:value="58081" calcext:value-type="float">
            <text:p>58,081</text:p>
          </table:table-cell>
          <table:table-cell table:formula="of:=[.J14]/60" office:value-type="float" office:value="7.7" calcext:value-type="float">
            <text:p>7.7</text:p>
          </table:table-cell>
          <table:table-cell table:formula="of:=[.K14]/[.G14]" office:value-type="float" office:value="488.734375" calcext:value-type="float">
            <text:p>488.7</text:p>
          </table:table-cell>
          <table:table-cell table:formula="of:=[.J14]-([.M14]/[.G14])" office:value-type="float" office:value="8.2421875" calcext:value-type="float">
            <text:p>8.2</text:p>
          </table:table-cell>
          <table:table-cell table:number-columns-repeated="5"/>
        </table:table-row>
        <table:table-row table:style-name="ro1">
          <table:table-cell office:value-type="float" office:value="592397" calcext:value-type="float">
            <text:p>592397</text:p>
          </table:table-cell>
          <table:table-cell office:value-type="string" calcext:value-type="string">
            <text:p>2.10.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Run-vpu-texas.bsub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387" calcext:value-type="float">
            <text:p>387</text:p>
          </table:table-cell>
          <table:table-cell office:value-type="float" office:value="125002" calcext:value-type="float">
            <text:p>125,002 </text:p>
          </table:table-cell>
          <table:table-cell office:value-type="float" office:value="45043" calcext:value-type="float">
            <text:p>45,043 </text:p>
          </table:table-cell>
          <table:table-cell office:value-type="float" office:value="96955" calcext:value-type="float">
            <text:p>96,955</text:p>
          </table:table-cell>
          <table:table-cell table:formula="of:=[.J15]/60" office:value-type="float" office:value="6.45" calcext:value-type="float">
            <text:p>6.5</text:p>
          </table:table-cell>
          <table:table-cell table:formula="of:=[.K15]/[.G15]" office:value-type="float" office:value="488.2890625" calcext:value-type="float">
            <text:p>488.3</text:p>
          </table:table-cell>
          <table:table-cell table:formula="of:=[.J15]-([.M15]/[.G15])" office:value-type="float" office:value="8.26953125" calcext:value-type="float">
            <text:p>8.3</text:p>
          </table:table-cell>
          <table:table-cell table:number-columns-repeated="5"/>
        </table:table-row>
        <table:table-row table:style-name="ro1">
          <table:table-cell office:value-type="float" office:value="592943" calcext:value-type="float">
            <text:p>592943</text:p>
          </table:table-cell>
          <table:table-cell office:value-type="string" calcext:value-type="string">
            <text:p>2.11.0</text:p>
          </table:table-cell>
          <table:table-cell office:value-type="string" calcext:value-type="string">
            <text:p>PacificNorthwes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Run-vpu-texas.bsub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formula="of:=[.J16]/60" office:value-type="float" office:value="0" calcext:value-type="float">
            <text:p>0.0</text:p>
          </table:table-cell>
          <table:table-cell table:formula="of:=[.K16]/[.G16]" office:value-type="float" office:value="0" calcext:value-type="float">
            <text:p>0.0</text:p>
          </table:table-cell>
          <table:table-cell table:formula="of:=[.J16]-([.M16]/[.G16])" office:value-type="float" office:value="0" calcext:value-type="float">
            <text:p>0.0</text:p>
          </table:table-cell>
          <table:table-cell table:number-columns-repeated="5"/>
        </table:table-row>
        <table:table-row table:style-name="ro1">
          <table:table-cell office:value-type="float" office:value="596118" calcext:value-type="float">
            <text:p>596118</text:p>
          </table:table-cell>
          <table:table-cell office:value-type="string" calcext:value-type="string">
            <text:p>2.12.0</text:p>
          </table:table-cell>
          <table:table-cell office:value-type="string" calcext:value-type="string">
            <text:p>UpperColorado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jobs/run.sh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3354" calcext:value-type="float">
            <text:p>3,354 </text:p>
          </table:table-cell>
          <table:table-cell office:value-type="float" office:value="2" calcext:value-type="float">
            <text:p>2 </text:p>
          </table:table-cell>
          <table:table-cell office:value-type="float" office:value="831" calcext:value-type="float">
            <text:p>831</text:p>
          </table:table-cell>
          <table:table-cell table:formula="of:=[.J17]/60" office:value-type="float" office:value="0.433333333333333" calcext:value-type="float">
            <text:p>0.4</text:p>
          </table:table-cell>
          <table:table-cell table:formula="of:=[.K17]/[.G17]" office:value-type="float" office:value="52.40625" calcext:value-type="float">
            <text:p>52.4</text:p>
          </table:table-cell>
          <table:table-cell table:formula="of:=[.J17]-([.M17]/[.G17])" office:value-type="float" office:value="13.015625" calcext:value-type="float">
            <text:p>13.0</text:p>
          </table:table-cell>
          <table:table-cell table:number-columns-repeated="5"/>
        </table:table-row>
        <table:table-row table:style-name="ro1">
          <table:table-cell office:value-type="float" office:value="596130" calcext:value-type="float">
            <text:p>596130</text:p>
          </table:table-cell>
          <table:table-cell office:value-type="string" calcext:value-type="string">
            <text:p>2.13.0</text:p>
          </table:table-cell>
          <table:table-cell office:value-type="string" calcext:value-type="string">
            <text:p>UpperColorado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jobs/run.sh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6732" calcext:value-type="float">
            <text:p>6,732 </text:p>
          </table:table-cell>
          <table:table-cell office:value-type="float" office:value="2" calcext:value-type="float">
            <text:p>2 </text:p>
          </table:table-cell>
          <table:table-cell office:value-type="float" office:value="1565" calcext:value-type="float">
            <text:p>1,565</text:p>
          </table:table-cell>
          <table:table-cell table:formula="of:=[.J18]/60" office:value-type="float" office:value="0.4" calcext:value-type="float">
            <text:p>0.4</text:p>
          </table:table-cell>
          <table:table-cell table:formula="of:=[.K18]/[.G18]" office:value-type="float" office:value="52.59375" calcext:value-type="float">
            <text:p>52.6</text:p>
          </table:table-cell>
          <table:table-cell table:formula="of:=[.J18]-([.M18]/[.G18])" office:value-type="float" office:value="11.7734375" calcext:value-type="float">
            <text:p>11.8</text:p>
          </table:table-cell>
          <table:table-cell table:number-columns-repeated="5"/>
        </table:table-row>
        <table:table-row table:style-name="ro1">
          <table:table-cell office:value-type="float" office:value="596218" calcext:value-type="float">
            <text:p>596218</text:p>
          </table:table-cell>
          <table:table-cell office:value-type="string" calcext:value-type="string">
            <text:p>2.14.0</text:p>
          </table:table-cell>
          <table:table-cell office:value-type="string" calcext:value-type="string">
            <text:p>UpperColorado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jobs/run.sh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13447" calcext:value-type="float">
            <text:p>13,447 </text:p>
          </table:table-cell>
          <table:table-cell office:value-type="float" office:value="2" calcext:value-type="float">
            <text:p>2 </text:p>
          </table:table-cell>
          <table:table-cell office:value-type="float" office:value="3883" calcext:value-type="float">
            <text:p>3,883</text:p>
          </table:table-cell>
          <table:table-cell table:formula="of:=[.J19]/60" office:value-type="float" office:value="0.533333333333333" calcext:value-type="float">
            <text:p>0.5</text:p>
          </table:table-cell>
          <table:table-cell table:formula="of:=[.K19]/[.G19]" office:value-type="float" office:value="52.52734375" calcext:value-type="float">
            <text:p>52.5</text:p>
          </table:table-cell>
          <table:table-cell table:formula="of:=[.J19]-([.M19]/[.G19])" office:value-type="float" office:value="16.83203125" calcext:value-type="float">
            <text:p>16.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20]/60" office:value-type="float" office:value="0" calcext:value-type="float">
            <text:p>0.0</text:p>
          </table:table-cell>
          <table:table-cell table:formula="of:=[.K20]/[.G20]" office:value-type="string" office:string-value="" calcext:value-type="error">
            <text:p>#DIV/0!</text:p>
          </table:table-cell>
          <table:table-cell table:formula="of:=[.J20]-([.M20]/[.G20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21]/60" office:value-type="float" office:value="0" calcext:value-type="float">
            <text:p>0.0</text:p>
          </table:table-cell>
          <table:table-cell table:formula="of:=[.K21]/[.G21]" office:value-type="string" office:string-value="" calcext:value-type="error">
            <text:p>#DIV/0!</text:p>
          </table:table-cell>
          <table:table-cell table:formula="of:=[.J21]-([.M21]/[.G2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22]/60" office:value-type="float" office:value="0" calcext:value-type="float">
            <text:p>0.0</text:p>
          </table:table-cell>
          <table:table-cell table:formula="of:=[.K22]/[.G22]" office:value-type="string" office:string-value="" calcext:value-type="error">
            <text:p>#DIV/0!</text:p>
          </table:table-cell>
          <table:table-cell table:formula="of:=[.J22]-([.M22]/[.G22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23]/60" office:value-type="float" office:value="0" calcext:value-type="float">
            <text:p>0.0</text:p>
          </table:table-cell>
          <table:table-cell table:formula="of:=[.K23]/[.G23]" office:value-type="string" office:string-value="" calcext:value-type="error">
            <text:p>#DIV/0!</text:p>
          </table:table-cell>
          <table:table-cell table:formula="of:=[.J23]-([.M23]/[.G2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24]/60" office:value-type="float" office:value="0" calcext:value-type="float">
            <text:p>0.0</text:p>
          </table:table-cell>
          <table:table-cell table:formula="of:=[.K24]/[.G24]" office:value-type="string" office:string-value="" calcext:value-type="error">
            <text:p>#DIV/0!</text:p>
          </table:table-cell>
          <table:table-cell table:formula="of:=[.J24]-([.M24]/[.G24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25]/60" office:value-type="float" office:value="0" calcext:value-type="float">
            <text:p>0.0</text:p>
          </table:table-cell>
          <table:table-cell table:formula="of:=[.K25]/[.G25]" office:value-type="string" office:string-value="" calcext:value-type="error">
            <text:p>#DIV/0!</text:p>
          </table:table-cell>
          <table:table-cell table:formula="of:=[.J25]-([.M25]/[.G2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26]/60" office:value-type="float" office:value="0" calcext:value-type="float">
            <text:p>0.0</text:p>
          </table:table-cell>
          <table:table-cell table:formula="of:=[.K26]/[.G26]" office:value-type="string" office:string-value="" calcext:value-type="error">
            <text:p>#DIV/0!</text:p>
          </table:table-cell>
          <table:table-cell table:formula="of:=[.J26]-([.M26]/[.G26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27]/60" office:value-type="float" office:value="0" calcext:value-type="float">
            <text:p>0.0</text:p>
          </table:table-cell>
          <table:table-cell table:formula="of:=[.K27]/[.G27]" office:value-type="string" office:string-value="" calcext:value-type="error">
            <text:p>#DIV/0!</text:p>
          </table:table-cell>
          <table:table-cell table:formula="of:=[.J27]-([.M27]/[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28]/60" office:value-type="float" office:value="0" calcext:value-type="float">
            <text:p>0.0</text:p>
          </table:table-cell>
          <table:table-cell table:formula="of:=[.K28]/[.G28]" office:value-type="string" office:string-value="" calcext:value-type="error">
            <text:p>#DIV/0!</text:p>
          </table:table-cell>
          <table:table-cell table:formula="of:=[.J28]-([.M28]/[.G2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29]/60" office:value-type="float" office:value="0" calcext:value-type="float">
            <text:p>0.0</text:p>
          </table:table-cell>
          <table:table-cell table:formula="of:=[.K29]/[.G29]" office:value-type="string" office:string-value="" calcext:value-type="error">
            <text:p>#DIV/0!</text:p>
          </table:table-cell>
          <table:table-cell table:formula="of:=[.J29]-([.M29]/[.G29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30]/60" office:value-type="float" office:value="0" calcext:value-type="float">
            <text:p>0.0</text:p>
          </table:table-cell>
          <table:table-cell table:formula="of:=[.K30]/[.G30]" office:value-type="string" office:string-value="" calcext:value-type="error">
            <text:p>#DIV/0!</text:p>
          </table:table-cell>
          <table:table-cell table:formula="of:=[.J30]-([.M30]/[.G30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31]/60" office:value-type="float" office:value="0" calcext:value-type="float">
            <text:p>0.0</text:p>
          </table:table-cell>
          <table:table-cell table:formula="of:=[.K31]/[.G31]" office:value-type="string" office:string-value="" calcext:value-type="error">
            <text:p>#DIV/0!</text:p>
          </table:table-cell>
          <table:table-cell table:formula="of:=[.J31]-([.M31]/[.G3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32]/60" office:value-type="float" office:value="0" calcext:value-type="float">
            <text:p>0.0</text:p>
          </table:table-cell>
          <table:table-cell table:formula="of:=[.K32]/[.G32]" office:value-type="string" office:string-value="" calcext:value-type="error">
            <text:p>#DIV/0!</text:p>
          </table:table-cell>
          <table:table-cell table:formula="of:=[.J32]-([.M32]/[.G32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33]/60" office:value-type="float" office:value="0" calcext:value-type="float">
            <text:p>0.0</text:p>
          </table:table-cell>
          <table:table-cell table:formula="of:=[.K33]/[.G33]" office:value-type="string" office:string-value="" calcext:value-type="error">
            <text:p>#DIV/0!</text:p>
          </table:table-cell>
          <table:table-cell table:formula="of:=[.J33]-([.M33]/[.G33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34]/60" office:value-type="float" office:value="0" calcext:value-type="float">
            <text:p>0.0</text:p>
          </table:table-cell>
          <table:table-cell table:formula="of:=[.K34]/[.G34]" office:value-type="string" office:string-value="" calcext:value-type="error">
            <text:p>#DIV/0!</text:p>
          </table:table-cell>
          <table:table-cell table:formula="of:=[.J34]-([.M34]/[.G34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35]/60" office:value-type="float" office:value="0" calcext:value-type="float">
            <text:p>0.0</text:p>
          </table:table-cell>
          <table:table-cell table:formula="of:=[.K35]/[.G35]" office:value-type="string" office:string-value="" calcext:value-type="error">
            <text:p>#DIV/0!</text:p>
          </table:table-cell>
          <table:table-cell table:formula="of:=[.J35]-([.M35]/[.G35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36]/60" office:value-type="float" office:value="0" calcext:value-type="float">
            <text:p>0.0</text:p>
          </table:table-cell>
          <table:table-cell table:formula="of:=[.K36]/[.G36]" office:value-type="string" office:string-value="" calcext:value-type="error">
            <text:p>#DIV/0!</text:p>
          </table:table-cell>
          <table:table-cell table:formula="of:=[.J36]-([.M36]/[.G36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37]/60" office:value-type="float" office:value="0" calcext:value-type="float">
            <text:p>0.0</text:p>
          </table:table-cell>
          <table:table-cell table:formula="of:=[.K37]/[.G37]" office:value-type="string" office:string-value="" calcext:value-type="error">
            <text:p>#DIV/0!</text:p>
          </table:table-cell>
          <table:table-cell table:formula="of:=[.J37]-([.M37]/[.G3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38]/60" office:value-type="float" office:value="0" calcext:value-type="float">
            <text:p>0.0</text:p>
          </table:table-cell>
          <table:table-cell table:formula="of:=[.K38]/[.G38]" office:value-type="string" office:string-value="" calcext:value-type="error">
            <text:p>#DIV/0!</text:p>
          </table:table-cell>
          <table:table-cell table:formula="of:=[.J38]-([.M38]/[.G3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39]/60" office:value-type="float" office:value="0" calcext:value-type="float">
            <text:p>0.0</text:p>
          </table:table-cell>
          <table:table-cell table:formula="of:=[.K39]/[.G39]" office:value-type="string" office:string-value="" calcext:value-type="error">
            <text:p>#DIV/0!</text:p>
          </table:table-cell>
          <table:table-cell table:formula="of:=[.J39]-([.M39]/[.G39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40]/60" office:value-type="float" office:value="0" calcext:value-type="float">
            <text:p>0.0</text:p>
          </table:table-cell>
          <table:table-cell table:formula="of:=[.K40]/[.G40]" office:value-type="string" office:string-value="" calcext:value-type="error">
            <text:p>#DIV/0!</text:p>
          </table:table-cell>
          <table:table-cell table:formula="of:=[.J40]-([.M40]/[.G40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41]/60" office:value-type="float" office:value="0" calcext:value-type="float">
            <text:p>0.0</text:p>
          </table:table-cell>
          <table:table-cell table:formula="of:=[.K41]/[.G41]" office:value-type="string" office:string-value="" calcext:value-type="error">
            <text:p>#DIV/0!</text:p>
          </table:table-cell>
          <table:table-cell table:formula="of:=[.J41]-([.M41]/[.G4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number-columns-repeated="13"/>
          <table:table-cell table:formula="of:=[.J42]/60" office:value-type="float" office:value="0" calcext:value-type="float">
            <text:p>0.0</text:p>
          </table:table-cell>
          <table:table-cell table:formula="of:=[.K42]/[.G42]" office:value-type="string" office:string-value="" calcext:value-type="error">
            <text:p>#DIV/0!</text:p>
          </table:table-cell>
          <table:table-cell table:formula="of:=[.J42]-([.M42]/[.G42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104853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Weight Application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un Version</text:p>
          </table:table-cell>
          <table:table-cell office:value-type="string" calcext:value-type="string">
            <text:p>Time (Seconds)</text:p>
          </table:table-cell>
        </table:table-row>
        <table:table-row table:style-name="ro1">
          <table:table-cell office:value-type="string" calcext:value-type="string">
            <text:p>2.13.0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2.14.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1:56:51.283950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09:16:30.509596064</meta:creation-date>
    <dc:date>2016-04-13T20:41:58.503104089</dc:date>
    <meta:editing-duration>PT17H16M52S</meta:editing-duration>
    <meta:editing-cycles>16</meta:editing-cycles>
    <meta:generator>LibreOffice/5.0.5.2$Linux_X86_64 LibreOffice_project/00m0$Build-2</meta:generator>
    <meta:document-statistic meta:table-count="3" meta:cell-count="463" meta:object-count="0"/>
  </office:meta>
</office:document-meta>
</file>